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1" calcext:value-type="float">
            <text:p>1</text:p>
          </table:table-cell>
          <table:table-cell office:value-type="float" office:value="9.21" calcext:value-type="float">
            <text:p>9.21</text:p>
          </table:table-cell>
          <table:table-cell table:formula="of:=[.B2]*[.C2]" office:value-type="float" office:value="9.21" calcext:value-type="float">
            <text:p>9.21</text:p>
          </table:table-cell>
          <table:table-cell office:value-type="string" calcext:value-type="string">
            <text:p>https://www.aliexpress.us/item/3256805486647239.html?spm=a2g0o.productlist.main.1.30b75c290VCb41&amp;algo_pvid=0055e210-1cfb-414c-98b7-314d5bb43942&amp;algo_exp_id=0055e210-1cfb-414c-98b7-314d5bb43942-0&amp;pdp_npi=4%40dis%21USD%2111.68%211.31%21%21%2184.73%21%21%402103250d17000154246143393ef9a1%2112000033977007833%21sea%21US%210%21AB&amp;curPageLogUid=tz5Cuqssn8sa</text:p>
          </table:table-cell>
        </table:table-row>
        <table:table-row table:style-name="ro1">
          <table:table-cell office:value-type="string" calcext:value-type="string">
            <text:p>Hall Sensors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.99</text:p>
          </table:table-cell>
          <table:table-cell table:formula="of:=[.B3]*[.C3]" office:value-type="float" office:value="2.97" calcext:value-type="float">
            <text:p>2.97</text:p>
          </table:table-cell>
          <table:table-cell office:value-type="string" calcext:value-type="string">
            <text:p>https://www.aliexpress.us/item/3256805950606647.html?spm=a2g0o.productlist.main.1.417fh6Goh6GoQV&amp;algo_pvid=e1cf656a-62b9-4aa5-8f8a-8689a849873c&amp;algo_exp_id=e1cf656a-62b9-4aa5-8f8a-8689a849873c-0&amp;pdp_npi=4%40dis%21USD%212.31%210.99%21%21%2116.76%21%21%402101f49517000155847907105ef8c4%2112000035923088255%21sea%21US%210%21AB&amp;curPageLogUid=fW4KFSneSC0c</text:p>
          </table:table-cell>
        </table:table-row>
        <table:table-row table:style-name="ro1">
          <table:table-cell office:value-type="string" calcext:value-type="string">
            <text:p>Bearings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formula="of:=[.B4]*[.C4]" office:value-type="float" office:value="1.98" calcext:value-type="float">
            <text:p>1.98</text:p>
          </table:table-cell>
          <table:table-cell office:value-type="string" calcext:value-type="string">
            <text:p>https://www.aliexpress.us/item/3256803819106679.html?spm=a2g0o.productlist.main.1.6d5d5a11Pt4iCB&amp;algo_pvid=56e9a059-62b5-426e-8fb6-59ed0458cca3&amp;algo_exp_id=56e9a059-62b5-426e-8fb6-59ed0458cca3-0&amp;pdp_npi=4%40dis%21USD%215.98%210.99%21%21%215.98%21%21%40210318c917000156682711827efffb%2112000027715279928%21sea%21US%210%21AB&amp;curPageLogUid=d7TNwd5W5U51</text:p>
          </table:table-cell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0.5" calcext:value-type="float">
            <text:p>0.5</text:p>
          </table:table-cell>
          <table:table-cell office:value-type="float" office:value="8.99" calcext:value-type="float">
            <text:p>8.99</text:p>
          </table:table-cell>
          <table:table-cell table:formula="of:=[.B5]*[.C5]" office:value-type="float" office:value="4.495" calcext:value-type="float">
            <text:p>4.495</text:p>
          </table:table-cell>
          <table:table-cell office:value-type="string" calcext:value-type="string">
            <text:p>https://www.aliexpress.us/item/3256803871304509.html?spm=a2g0o.productlist.main.13.58f94e43l73uog&amp;algo_pvid=55583ccb-5e99-4e18-ba14-4ea6ea754b5f&amp;algo_exp_id=55583ccb-5e99-4e18-ba14-4ea6ea754b5f-6&amp;pdp_npi=4%40dis%21USD%211.89%210.99%21%21%211.89%21%21%402101d8b517000157770038771efc62%2112000027889577841%21sea%21US%210%21AB&amp;curPageLogUid=Tt2SkWl2gRjP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float" office:value="29.95" calcext:value-type="float">
            <text:p>29.95</text:p>
          </table:table-cell>
          <table:table-cell table:formula="of:=[.B6]*[.C6]" office:value-type="float" office:value="29.95" calcext:value-type="float">
            <text:p>29.95</text:p>
          </table:table-cell>
          <table:table-cell office:value-type="string" calcext:value-type="string">
            <text:p>https://www.amazon.com/dp/B094G1GL8T/ref=cm_sw_r_cp_api_glt_fabc_DW1G0CYTDMAXEMEMPS3Y?_encoding=UTF8&amp;th=1</text:p>
          </table:table-cell>
        </table:table-row>
        <table:table-row table:style-name="ro1">
          <table:table-cell office:value-type="string" calcext:value-type="string">
            <text:p>Gloves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formula="of:=[.B7]*[.C7]" office:value-type="float" office:value="9.99" calcext:value-type="float">
            <text:p>9.99</text:p>
          </table:table-cell>
          <table:table-cell office:value-type="string" calcext:value-type="string">
            <text:p>https://www.amazon.com/Cycling-Gloves-Bike-Men-Shock-Absorbing/dp/B08VRF8HBV/ref=sr_1_86?crid=1SLF8XOFQ95DQ&amp;keywords=breathable%2Bcycling%2Bgloves&amp;qid=1700012968&amp;sprefix=breathable%2Bcycling%2Bgloves%2Caps%2C130&amp;sr=8-86&amp;th=1</text:p>
          </table:table-cell>
        </table:table-row>
        <table:table-row table:style-name="ro1">
          <table:table-cell office:value-type="string" calcext:value-type="string">
            <text:p>Velcro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table:formula="of:=[.B8]*[.C8]" office:value-type="float" office:value="9.99" calcext:value-type="float">
            <text:p>9.99</text:p>
          </table:table-cell>
          <table:table-cell office:value-type="string" calcext:value-type="string">
            <text:p>https://www.amazon.com/WSZJINB-Adjustable-Fastening-Management-Organiser/dp/B0B93R3CYW/ref=sr_1_2_sspa?crid=29TJREJIF7M2S&amp;keywords=velcro+straps&amp;qid=1700013277&amp;sprefix=velcro%2Caps%2C135&amp;sr=8-2-spons&amp;sp_csd=d2lkZ2V0TmFtZT1zcF9hdGY&amp;psc=1</text:p>
          </table:table-cell>
        </table:table-row>
        <table:table-row table:style-name="ro1">
          <table:table-cell office:value-type="string" calcext:value-type="string">
            <text:p>Joystick</text:p>
          </table:table-cell>
          <table:table-cell office:value-type="float" office:value="0.5" calcext:value-type="float">
            <text:p>0.5</text:p>
          </table:table-cell>
          <table:table-cell office:value-type="float" office:value="6.88" calcext:value-type="float">
            <text:p>6.88</text:p>
          </table:table-cell>
          <table:table-cell table:formula="of:=[.B9]*[.C9]" office:value-type="float" office:value="3.44" calcext:value-type="float">
            <text:p>3.44</text:p>
          </table:table-cell>
          <table:table-cell office:value-type="string" calcext:value-type="string">
            <text:p>https://www.amazon.com/Joystick-Controller-Breakout-Raspberry-Pi%EF%BC%882pcs%EF%BC%89/dp/B07YZT5NSW/ref=sr_1_4?crid=9XML9Q5NBRS9&amp;keywords=arduino+joystick&amp;qid=1700014182&amp;s=videogames&amp;sprefix=arduino+joystick%2Cvideogames%2C121&amp;sr=1-4</text:p>
          </table:table-cell>
        </table:table-row>
        <table:table-row table:style-name="ro1">
          <table:table-cell office:value-type="string" calcext:value-type="string">
            <text:p>Buttons</text:p>
          </table:table-cell>
          <table:table-cell office:value-type="float" office:value="0.33" calcext:value-type="float">
            <text:p>0.33</text:p>
          </table:table-cell>
          <table:table-cell office:value-type="float" office:value="6.99" calcext:value-type="float">
            <text:p>6.99</text:p>
          </table:table-cell>
          <table:table-cell table:formula="of:=[.B10]*[.C10]" office:value-type="float" office:value="2.3067" calcext:value-type="float">
            <text:p>2.3067</text:p>
          </table:table-cell>
          <table:table-cell office:value-type="string" calcext:value-type="string">
            <text:p>https://www.amazon.com/WOWOONE-12x12x7-3-Tactile-Momentary-Assortment/dp/B08JLWTQ3C/ref=sr_1_1_sspa?keywords=arduino+button&amp;qid=1700014385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  <table:table-cell table:formula="of:=[.B11]*[.C11]" office:value-type="float" office:value="3.02" calcext:value-type="float">
            <text:p>3.02</text:p>
          </table:table-cell>
          <table:table-cell office:value-type="string" calcext:value-type="string">
            <text:p>https://www.aliexpress.us/item/3256804629579584.html?gatewayAdapt=glo2usa4itemAdapt</text:p>
          </table:table-cell>
        </table:table-row>
        <table:table-row table:style-name="ro1">
          <table:table-cell office:value-type="string" calcext:value-type="string">
            <text:p>JST Headers</text:p>
          </table:table-cell>
          <table:table-cell office:value-type="float" office:value="0.33" calcext:value-type="float">
            <text:p>0.33</text:p>
          </table:table-cell>
          <table:table-cell office:value-type="float" office:value="1.83" calcext:value-type="float">
            <text:p>1.83</text:p>
          </table:table-cell>
          <table:table-cell table:formula="of:=[.B12]*[.C12]" office:value-type="float" office:value="0.6039" calcext:value-type="float">
            <text:p>0.6039</text:p>
          </table:table-cell>
          <table:table-cell office:value-type="string" calcext:value-type="string">
            <text:p>https://www.aliexpress.us/item/3256804187885433.html?gatewayAdapt=glo2usa4itemAdapt</text:p>
          </table:table-cell>
        </table:table-row>
        <table:table-row table:style-name="ro1">
          <table:table-cell office:value-type="string" calcext:value-type="string">
            <text:p>JST Cables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formula="of:=[.B13]*[.C13]" office:value-type="float" office:value="0.74" calcext:value-type="float">
            <text:p>0.74</text:p>
          </table:table-cell>
          <table:table-cell office:value-type="string" calcext:value-type="string">
            <text:p>https://www.aliexpress.us/item/3256802345489377.html?gatewayAdapt=glo2usa4itemAdapt</text:p>
          </table:table-cell>
        </table:table-row>
        <table:table-row table:style-name="ro1">
          <table:table-cell office:value-type="string" calcext:value-type="string">
            <text:p>Connector Strips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formula="of:=[.B14]*[.C14]" office:value-type="float" office:value="0.1947" calcext:value-type="float">
            <text:p>0.1947</text:p>
          </table:table-cell>
          <table:table-cell office:value-type="string" calcext:value-type="string">
            <text:p>https://www.aliexpress.us/item/2251832572066155.html?gatewayAdapt=glo2usa4itemAdapt</text:p>
          </table:table-cell>
        </table:table-row>
        <table:table-row table:style-name="ro1">
          <table:table-cell office:value-type="string" calcext:value-type="string">
            <text:p>Screws</text:p>
          </table:table-cell>
          <table:table-cell office:value-type="float" office:value="0.33" calcext:value-type="float">
            <text:p>0.33</text:p>
          </table:table-cell>
          <table:table-cell office:value-type="float" office:value="1.24" calcext:value-type="float">
            <text:p>1.24</text:p>
          </table:table-cell>
          <table:table-cell table:formula="of:=[.B15]*[.C15]" office:value-type="float" office:value="0.4092" calcext:value-type="float">
            <text:p>0.4092</text:p>
          </table:table-cell>
          <table:table-cell office:value-type="string" calcext:value-type="string">
            <text:p>https://www.aliexpress.us/item/2251800572951561.html?gatewayAdapt=glo2usa4itemAdapt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16]*[.C16]" office:value-type="float" office:value="40" calcext:value-type="float">
            <text:p>40</text:p>
          </table:table-cell>
          <table:table-cell office:value-type="string" calcext:value-type="string">
            <text:p>https://jlcpcb.com/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6])" office:value-type="float" office:value="119.2995" calcext:value-type="float">
            <text:p>119.29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8:32:40.026245719</meta:creation-date>
    <dc:date>2023-11-14T19:40:01.882109830</dc:date>
    <meta:editing-duration>PT5M40S</meta:editing-duration>
    <meta:editing-cycles>2</meta:editing-cycles>
    <meta:generator>LibreOffice/7.3.7.2$Linux_X86_64 LibreOffice_project/30$Build-2</meta:generator>
    <meta:document-statistic meta:table-count="1" meta:cell-count="77" meta:object-count="0"/>
  </office:meta>
</office:document-meta>
</file>